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" svg:font-family="'Source Code Pro Medium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top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0000" draw:marker-start="" draw:marker-end="Arrow" draw:marker-end-width="0.2cm" draw:fill="none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false" fo:min-height="0.319cm" fo:min-width="0cm"/>
    </style:style>
    <style:style style:name="gr6" style:family="graphic" style:parent-style-name="standard">
      <style:graphic-properties draw:stroke="none" svg:stroke-color="#000000" draw:fill="none" draw:fill-color="#ffffff" fo:min-height="0cm"/>
    </style:style>
    <style:style style:name="gr7" style:family="graphic" style:parent-style-name="standard">
      <style:graphic-properties draw:stroke="none" svg:stroke-color="#000000" draw:marker-start="" draw:marker-end="Arrow" draw:marker-end-width="0.2cm" draw:fill="none" draw:fill-color="#ffffff" draw:textarea-horizontal-align="left" draw:auto-grow-height="true" draw:auto-grow-width="false" fo:min-height="0.25cm" fo:min-width="0cm"/>
    </style:style>
    <style:style style:name="gr8" style:family="graphic" style:parent-style-name="objectwithoutfill">
      <style:graphic-properties draw:stroke="solid" draw:stroke-dash="Fine_20_Dashed" svg:stroke-color="#000000" draw:marker-end="Arrow" draw:marker-end-width="0.2cm" draw:fill="none" draw:fill-color="#ffffff" draw:textarea-vertical-align="middle"/>
    </style:style>
    <style:style style:name="gr9" style:family="graphic" style:parent-style-name="objectwithoutfill">
      <style:graphic-properties draw:stroke="dash" draw:stroke-dash="_32__20_Dots_20_1_20_Dash" svg:stroke-color="#000000" draw:marker-end="Arrow" draw:marker-end-width="0.2cm" draw:fill="none" draw:fill-color="#ffffff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style:font-name="Source Code Pro Medium" fo:font-size="8pt" style:font-size-asian="8pt" style:font-size-complex="8pt"/>
    </style:style>
    <style:style style:name="P2" style:family="paragraph">
      <style:paragraph-properties fo:text-align="end"/>
      <style:text-properties style:font-name="Source Code Pro Medium" fo:font-size="8pt" style:font-size-asian="8pt" style:font-size-complex="8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end"/>
      <style:text-properties style:font-name="Source Code Pro Medium"/>
    </style:style>
    <style:style style:name="P5" style:family="paragraph">
      <style:paragraph-properties fo:text-align="center"/>
      <style:text-properties style:font-name="Source Code Pro Medium"/>
    </style:style>
    <style:style style:name="P6" style:family="paragraph">
      <style:paragraph-properties fo:text-align="start"/>
      <style:text-properties style:font-name="Source Code Pro Medium" fo:font-size="8pt" style:font-size-asian="8pt" style:font-size-complex="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8pt" style:font-size-asian="8pt" style:font-size-complex="8pt"/>
    </style:style>
    <style:style style:name="P9" style:family="paragraph">
      <style:text-properties style:font-name="Source Code Pro Medium" fo:font-size="8pt" style:font-size-asian="8pt" style:font-size-complex="8pt"/>
    </style:style>
    <style:style style:name="P10" style:family="paragraph">
      <style:text-properties fo:font-size="8pt" style:font-size-asian="8pt" style:font-size-complex="8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style:text-properties fo:font-size="24pt" style:font-size-asian="24pt" style:font-size-complex="24pt"/>
    </style:style>
    <style:style style:name="T1" style:family="text">
      <style:text-properties style:font-name="Source Code Pro Medium"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cm" svg:height="3cm" svg:x="1cm" svg:y="4.245cm">
          <text:p text:style-name="P1"><text:span text:style-name="T1"><text:a xlink:href="https://github.com/openstack/nova" xlink:type="simple">https://github.com/openstack/nova</text:a>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5cm" svg:height="1.25cm" svg:x="1cm" svg:y="2.995cm">
          <text:p text:style-name="P3"><text:span text:style-name="T2">upstream git rep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9cm" svg:height="2.25cm" svg:x="12.5cm" svg:y="4.245cm">
          <text:p text:style-name="P1"><text:span text:style-name="T1"><text:a xlink:href="https://github.com/openstack-packages/nova" xlink:type="simple">https://github.com/openstack-packages/nova</text:a>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9cm" svg:height="1.25cm" svg:x="12.5cm" svg:y="2.995cm">
          <text:p text:style-name="P3"><text:span text:style-name="T2">Delorean distg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cm" svg:height="0.5cm" svg:x="4.5cm" svg:y="4.995cm">
          <text:p text:style-name="P4"><text:span text:style-name="T1">mas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cm" svg:height="0.5cm" svg:x="4.5cm" svg:y="5.745cm">
          <text:p text:style-name="P4"><text:span text:style-name="T1">stable/kil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3cm" svg:height="0.5cm" svg:x="4.5cm" svg:y="6.495cm">
          <text:p text:style-name="P4"><text:span text:style-name="T1">stable/juno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4" draw:id="id4" draw:layer="layout" svg:width="9cm" svg:height="0.5cm" svg:x="12.5cm" svg:y="5.745cm">
          <text:p text:style-name="P5"><text:span text:style-name="T1">rpm-kilo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2" draw:id="id2" draw:layer="layout" svg:width="9cm" svg:height="0.5cm" svg:x="12.5cm" svg:y="4.995cm">
          <text:p text:style-name="P5"><text:span text:style-name="T1">rpm-master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svg:x1="7.5cm" svg:y1="5.245cm" svg:x2="12.5cm" svg:y2="5.245cm" draw:start-shape="id1" draw:start-glue-point="1" draw:end-shape="id2" draw:end-glue-point="3" svg:d="M7500 5245h5000" svg:viewBox="0 0 5001 1">
          <text:p/>
        </draw:connector>
        <draw:connector draw:style-name="gr3" draw:text-style-name="P7" draw:layer="layout" svg:x1="7.5cm" svg:y1="5.995cm" svg:x2="12.5cm" svg:y2="5.995cm" draw:start-shape="id3" draw:start-glue-point="1" draw:end-shape="id4" draw:end-glue-point="3" svg:d="M7500 5995h5000" svg:viewBox="0 0 5001 1">
          <text:p/>
        </draw:connector>
        <draw:frame draw:style-name="gr4" draw:text-style-name="P8" draw:layer="layout" svg:width="6.5cm" svg:height="0.569cm" svg:x="1cm" svg:y="3.745cm">
          <draw:text-box>
            <text:p text:style-name="P8"><text:span text:style-name="T3">source code of upstream project</text:span></text:p>
          </draw:text-box>
        </draw:frame>
        <draw:frame draw:style-name="gr5" draw:text-style-name="P8" draw:layer="layout" svg:width="9cm" svg:height="0.569cm" svg:x="12.5cm" svg:y="3.745cm">
          <draw:text-box>
            <text:p text:style-name="P8"><text:span text:style-name="T3">.spec files to build RPM packages from latest upstream</text:span></text:p>
          </draw:text-box>
        </draw:frame>
        <draw:custom-shape draw:style-name="gr1" draw:text-style-name="P1" draw:layer="layout" svg:width="9cm" svg:height="2.25cm" svg:x="26.5cm" svg:y="4.245cm">
          <text:p text:style-name="P1"><text:span text:style-name="T1"><text:a xlink:href="http://trunk.rdoproject.org/" xlink:type="simple">http://trunk.rdoproject.org</text:a>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9cm" svg:height="1.5cm" svg:x="26.5cm" svg:y="2.745cm">
          <text:p text:style-name="P3"><text:span text:style-name="T2">Delorean (trunk)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6" draw:id="id6" draw:layer="layout" svg:width="9cm" svg:height="0.5cm" svg:x="26.5cm" svg:y="4.995cm">
          <text:p text:style-name="P5"><text:span text:style-name="T1">/$DIST/current/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9cm" svg:height="0.887cm" svg:x="26.75cm" svg:y="3.419cm">
          <draw:text-box>
            <text:p text:style-name="P8"><text:span text:style-name="T3">build RPM packages on upstream commits</text:span></text:p>
            <text:p text:style-name="P8"><text:span text:style-name="T3">maintain repos of latest built packages</text:span></text:p>
          </draw:text-box>
        </draw:frame>
        <draw:custom-shape draw:style-name="gr2" draw:text-style-name="P6" xml:id="id5" draw:id="id5" draw:layer="layout" svg:width="9cm" svg:height="0.5cm" svg:x="26.5cm" svg:y="5.745cm">
          <text:p text:style-name="P5"><text:span text:style-name="T1">/kilo/$DIST/current/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2.5cm" svg:height="0.607cm" svg:x="2.052cm" svg:y="4.945cm">
          <draw:text-box>
            <text:p text:style-name="P2"><text:span text:style-name="T1">branches:</text:span></text:p>
          </draw:text-box>
        </draw:frame>
        <draw:custom-shape draw:style-name="gr1" draw:text-style-name="P1" draw:layer="layout" svg:width="9cm" svg:height="2.25cm" svg:x="12.5cm" svg:y="9.745cm">
          <text:p text:style-name="P1"><text:span text:style-name="T1">git://pkgs.fedoraproject.org/openstack-nova.gi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1" draw:id="id11" draw:layer="layout" svg:width="9cm" svg:height="1.25cm" svg:x="12.5cm" svg:y="8.495cm">
          <text:p text:style-name="P3"><text:span text:style-name="T2">Fedora distgi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9" draw:id="id9" draw:layer="layout" svg:width="9cm" svg:height="0.5cm" svg:x="12.5cm" svg:y="11.245cm">
          <text:p text:style-name="P5"><text:span text:style-name="T1">f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xml:id="id7" draw:id="id7" draw:layer="layout" svg:width="9cm" svg:height="0.5cm" svg:x="12.5cm" svg:y="10.495cm">
          <text:p text:style-name="P5"><text:span text:style-name="T1">master</text:span>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9cm" svg:height="0.569cm" svg:x="12.5cm" svg:y="9.245cm">
          <draw:text-box>
            <text:p text:style-name="P8"><text:span text:style-name="T3">.spec files to build RDO RPM packages</text:span></text:p>
          </draw:text-box>
        </draw:frame>
        <draw:connector draw:style-name="gr3" draw:text-style-name="P7" draw:layer="layout" svg:x1="21.5cm" svg:y1="5.995cm" svg:x2="26.5cm" svg:y2="5.995cm" draw:end-shape="id5" draw:end-glue-point="3" svg:d="M21500 5995h5000" svg:viewBox="0 0 5001 1">
          <text:p/>
        </draw:connector>
        <draw:frame draw:style-name="gr7" draw:text-style-name="P10" draw:layer="layout" svg:width="2.208cm" svg:height="0.569cm" svg:x="24.342cm" svg:y="4.676cm">
          <draw:text-box>
            <text:p text:style-name="P10"><text:span text:style-name="T3">periodically</text:span></text:p>
          </draw:text-box>
        </draw:frame>
        <draw:connector draw:style-name="gr3" draw:text-style-name="P7" draw:layer="layout" svg:x1="21.5cm" svg:y1="5.245cm" svg:x2="26.5cm" svg:y2="5.245cm" draw:end-shape="id6" draw:end-glue-point="3" svg:d="M21500 5245h5000" svg:viewBox="0 0 5001 1">
          <text:p/>
        </draw:connector>
        <draw:connector draw:style-name="gr8" draw:text-style-name="P11" draw:layer="layout" draw:line-skew="0.5cm" svg:x1="7.5cm" svg:y1="5.995cm" svg:x2="12.5cm" svg:y2="10.745cm" draw:start-shape="id3" draw:start-glue-point="1" draw:end-shape="id7" svg:d="M7500 5995h3000v4750h2000" svg:viewBox="0 0 5001 4751">
          <text:p/>
        </draw:connector>
        <draw:connector draw:style-name="gr8" draw:text-style-name="P11" draw:layer="layout" draw:line-skew="-0.5cm" svg:x1="7.5cm" svg:y1="6.745cm" svg:x2="12.5cm" svg:y2="11.495cm" draw:start-shape="id8" draw:start-glue-point="1" draw:end-shape="id9" draw:end-glue-point="3" svg:d="M7500 6745h2000v4750h3000" svg:viewBox="0 0 5001 4751">
          <text:p/>
        </draw:connector>
        <draw:frame draw:style-name="gr7" draw:text-style-name="P10" draw:layer="layout" svg:width="3cm" svg:height="0.887cm" svg:x="17cm" svg:y="6.995cm">
          <draw:text-box>
            <text:p text:style-name="P10"><text:span text:style-name="T3">synced once per cycle from delorean</text:span></text:p>
          </draw:text-box>
        </draw:frame>
        <draw:frame draw:style-name="gr7" draw:text-style-name="P10" draw:layer="layout" svg:width="2.208cm" svg:height="0.569cm" svg:x="10.75cm" svg:y="10.176cm">
          <draw:text-box>
            <text:p text:style-name="P10"><text:span text:style-name="T3">updates</text:span></text:p>
          </draw:text-box>
        </draw:frame>
        <draw:connector draw:style-name="gr9" draw:text-style-name="P11" draw:layer="layout" svg:x1="17cm" svg:y1="6.495cm" svg:x2="17cm" svg:y2="8.495cm" draw:start-shape="id10" draw:start-glue-point="2" draw:end-shape="id11" svg:d="M17000 6495v2000" svg:viewBox="0 0 1 2001">
          <text:p/>
        </draw:connector>
        <draw:custom-shape draw:style-name="gr1" draw:text-style-name="P1" draw:layer="layout" svg:width="9cm" svg:height="2.25cm" svg:x="26.5cm" svg:y="9.745cm">
          <text:p text:style-name="P1"><text:span text:style-name="T1"><text:a xlink:href="https://repos.fedorapeople.org/repos" xlink:type="simple">https://repos.fedorapeople.org/repos</text:a>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9cm" svg:height="1.5cm" svg:x="26.5cm" svg:y="8.245cm">
          <text:p text:style-name="P3"><text:span text:style-name="T2">RDO repos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9cm" svg:height="0.5cm" svg:x="26.5cm" svg:y="10.495cm">
          <text:p text:style-name="P5"><text:span text:style-name="T1">/openstack-kilo/$DIS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9cm" svg:height="0.5cm" svg:x="26.5cm" svg:y="11.245cm">
          <text:p text:style-name="P5"><text:span text:style-name="T1">/openstack-juno/$DIST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svg:x1="21.5cm" svg:y1="11.495cm" svg:x2="26.5cm" svg:y2="11.495cm" svg:d="M21500 11495h5000" svg:viewBox="0 0 5001 1">
          <text:p/>
        </draw:connector>
        <draw:connector draw:style-name="gr3" draw:text-style-name="P7" draw:layer="layout" svg:x1="21.5cm" svg:y1="10.745cm" svg:x2="26.5cm" svg:y2="10.745cm" svg:d="M21500 10745h5000" svg:viewBox="0 0 5001 1">
          <text:p/>
        </draw:connector>
        <draw:frame draw:style-name="gr4" draw:text-style-name="P8" draw:layer="layout" svg:width="9cm" svg:height="0.887cm" svg:x="26.5cm" svg:y="8.858cm">
          <draw:text-box>
            <text:p text:style-name="P8"><text:span text:style-name="T3">contain RPM packages built from Fedora distgit</text:span></text:p>
            <text:p text:style-name="P8"><text:span text:style-name="T3">CI runs on new packages and periodically</text:span></text:p>
          </draw:text-box>
        </draw:frame>
        <draw:frame draw:style-name="gr7" draw:text-style-name="P10" draw:layer="layout" svg:width="3cm" svg:height="1.205cm" svg:x="24cm" svg:y="9.79cm">
          <draw:text-box>
            <text:p text:style-name="P8"><text:span text:style-name="T3">manual update</text:span><text:span text:style-name="T3"><text:line-break/></text:span><text:span text:style-name="T3">must pass CI</text:span><text:span text:style-name="T3"><text:line-break/></text:span><text:span text:style-name="T3"/></text:p>
          </draw:text-box>
        </draw:frame>
        <draw:frame draw:style-name="gr10" draw:text-style-name="P12" draw:layer="layout" svg:width="9.997cm" svg:height="1.195cm" svg:x="12.003cm" svg:y="1.055cm">
          <draw:text-box>
            <text:p text:style-name="P12"><text:span text:style-name="T4">RDO packaging workflo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 Medium" svg:font-family="'Source Code Pro Medium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5cm" fo:page-height="1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8T16:15:41.497079238</meta:creation-date>
    <dc:date>2015-06-15T19:43:38.644939734</dc:date>
    <meta:editing-duration>P7DT2H42M33S</meta:editing-duration>
    <meta:editing-cycles>4</meta:editing-cycles>
    <meta:generator>LibreOffice/4.2.8.2$Linux_X86_64 LibreOffice_project/420$Build-2</meta:generator>
    <meta:document-statistic meta:object-count="41"/>
  </office:meta>
</office:document-meta>
</file>